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 : <text:span text:style-name="T1"><text:s/>Intro</text:span></text:p>
      <text:p text:style-name="P1"><text:span text:style-name="T1"><text:tab/></text:span></text:p>
      <text:p text:style-name="P1"><text:span text:style-name="T1">I.Le modèle et les maths</text:span></text:p>
      <text:p text:style-name="P1"><text:span text:style-name="T1">II.L'apprentissage</text:span></text:p>
      <text:p text:style-name="P1"><text:span text:style-name="T1">III.La réalisation technique et les résulta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istan Stérin</meta:initial-creator>
    <meta:creation-date>2014-06-05T19:19:23</meta:creation-date>
    <meta:document-statistic meta:table-count="0" meta:image-count="0" meta:object-count="0" meta:page-count="1" meta:paragraph-count="5" meta:word-count="15" meta:character-count="101"/>
    <dc:date>2014-06-05T19:20:20</dc:date>
    <dc:creator>Tristan Stérin</dc:creator>
    <meta:editing-duration>PT1M</meta:editing-duration>
    <meta:editing-cycles>1</meta:editing-cycles>
    <meta:generator>OpenOffice/4.1.0$Unix OpenOffice.org_project/410m18$Build-9764</meta:generator>
  </office:meta>
</office:document-meta>
</file>